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BindingTabChangeListener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BindingTabChangeListener.ValueBindingTabChangeListener( String type , ValueBinding value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BindingTabChangeListener.createTabChangeListener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ueBindingTabChangeListener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BindingTabChangeListener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BindingTabChangeListener.getTabChangeListen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ueBindingTabChangeListener.ValueBindingTabChan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BindingTabChangeListener.processTabChange( TabChangeEvent tabChange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BindingTabChangeListener.setTransient( boolean newTransi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